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/>
          <table:table-cell office:value-type="float" office:value="520625" calcext:value-type="float">
            <text:p>520625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/>
          <table:table-cell office:value-type="float" office:value="68740" calcext:value-type="float">
            <text:p>68740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43374" calcext:value-type="float">
            <text:p>4337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/>
          <table:table-cell office:value-type="float" office:value="41408" calcext:value-type="float">
            <text:p>41408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/>
          <table:table-cell office:value-type="float" office:value="30331" calcext:value-type="float">
            <text:p>30331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28725" calcext:value-type="float">
            <text:p>28725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/>
          <table:table-cell office:value-type="float" office:value="31087" calcext:value-type="float">
            <text:p>31087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7501" calcext:value-type="float">
            <text:p>27501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5087" calcext:value-type="float">
            <text:p>25087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/>
          <table:table-cell office:value-type="float" office:value="23422" calcext:value-type="float">
            <text:p>23422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/>
          <table:table-cell office:value-type="float" office:value="20910" calcext:value-type="float">
            <text:p>20910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/>
          <table:table-cell office:value-type="float" office:value="21359" calcext:value-type="float">
            <text:p>21359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/>
          <table:table-cell office:value-type="float" office:value="20476" calcext:value-type="float">
            <text:p>20476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/>
          <table:table-cell office:value-type="float" office:value="14550" calcext:value-type="float">
            <text:p>14550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/>
          <table:table-cell office:value-type="float" office:value="18787" calcext:value-type="float">
            <text:p>18787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/>
          <table:table-cell office:value-type="float" office:value="18412" calcext:value-type="float">
            <text:p>18412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1071" calcext:value-type="float">
            <text:p>11071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12422" calcext:value-type="float">
            <text:p>124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0475" calcext:value-type="float">
            <text:p>10475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/>
          <table:table-cell office:value-type="float" office:value="10506" calcext:value-type="float">
            <text:p>10506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/>
          <table:table-cell office:value-type="float" office:value="10549" calcext:value-type="float">
            <text:p>1054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9710" calcext:value-type="float">
            <text:p>9710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/>
          <table:table-cell office:value-type="float" office:value="8380" calcext:value-type="float">
            <text:p>8380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/>
          <table:table-cell office:value-type="float" office:value="8843" calcext:value-type="float">
            <text:p>8843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0" calcext:value-type="date">
            <text:p>2020-06-10</text:p>
          </table:table-cell>
          <table:table-cell table:formula="of:=SUM([.E2075:.E2099])" office:value-type="float" office:value="208823" calcext:value-type="float">
            <text:p>208823</text:p>
          </table:table-cell>
          <table:table-cell table:formula="of:=SUM([.F2075:.F2099])" office:value-type="float" office:value="5903" calcext:value-type="float">
            <text:p>5903</text:p>
          </table:table-cell>
          <table:table-cell office:value-type="float" office:value="98031" calcext:value-type="float">
            <text:p>98031</text:p>
          </table:table-cell>
          <table:table-cell table:formula="of:=SUM([.H2075:.H2099])" office:value-type="float" office:value="1046933" calcext:value-type="float">
            <text:p>1046933</text:p>
          </table:table-cell>
          <table:table-cell table:formula="of:=SUM([.I2075:.I2099])" office:value-type="float" office:value="49551" calcext:value-type="float">
            <text:p>49551</text:p>
          </table:table-cell>
          <table:table-cell table:formula="of:=SUM([.J2075:.J2099])" office:value-type="float" office:value="159272" calcext:value-type="float">
            <text:p>159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88" calcext:value-type="float">
            <text:p>9188</text:p>
          </table:table-cell>
          <table:table-cell office:value-type="float" office:value="150" calcext:value-type="float">
            <text:p>150</text:p>
          </table:table-cell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632" calcext:value-type="float">
            <text:p>31632</text:p>
          </table:table-cell>
          <table:table-cell office:value-type="float" office:value="883" calcext:value-type="float">
            <text:p>883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764" calcext:value-type="float">
            <text:p>476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949" calcext:value-type="float">
            <text:p>69949</text:p>
          </table:table-cell>
          <table:table-cell office:value-type="float" office:value="922" calcext:value-type="float">
            <text:p>922</text:p>
          </table:table-cell>
          <table:table-cell office:value-type="float" office:value="3842" calcext:value-type="float">
            <text:p>3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39" calcext:value-type="float">
            <text:p>21139</text:p>
          </table:table-cell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4830" calcext:value-type="float">
            <text:p>1483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43817" calcext:value-type="float">
            <text:p>43817</text:p>
          </table:table-cell>
          <table:table-cell office:value-type="float" office:value="3509" calcext:value-type="float">
            <text:p>3509</text:p>
          </table:table-cell>
          <table:table-cell office:value-type="float" office:value="11321" calcext:value-type="float">
            <text:p>11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04" calcext:value-type="float">
            <text:p>24004</text:p>
          </table:table-cell>
          <table:table-cell office:value-type="float" office:value="185" calcext:value-type="float">
            <text:p>185</text:p>
          </table:table-cell>
          <table:table-cell office:value-type="float" office:value="1159" calcext:value-type="float">
            <text:p>1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61" calcext:value-type="float">
            <text:p>12761</text:p>
          </table:table-cell>
          <table:table-cell office:value-type="float" office:value="126" calcext:value-type="float">
            <text:p>126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893" calcext:value-type="float">
            <text:p>489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8237" calcext:value-type="float">
            <text:p>28237</text:p>
          </table:table-cell>
          <table:table-cell office:value-type="float" office:value="1073" calcext:value-type="float">
            <text:p>1073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93" calcext:value-type="float">
            <text:p>239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419" calcext:value-type="float">
            <text:p>25419</text:p>
          </table:table-cell>
          <table:table-cell office:value-type="float" office:value="489" calcext:value-type="float">
            <text:p>489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642" calcext:value-type="float">
            <text:p>664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42605" calcext:value-type="float">
            <text:p>42605</text:p>
          </table:table-cell>
          <table:table-cell office:value-type="float" office:value="1323" calcext:value-type="float">
            <text:p>1323</text:p>
          </table:table-cell>
          <table:table-cell office:value-type="float" office:value="5319" calcext:value-type="float">
            <text:p>5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532" calcext:value-type="float">
            <text:p>105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9360" calcext:value-type="float">
            <text:p>29360</text:p>
          </table:table-cell>
          <table:table-cell office:value-type="float" office:value="1662" calcext:value-type="float">
            <text:p>1662</text:p>
          </table:table-cell>
          <table:table-cell office:value-type="float" office:value="8870" calcext:value-type="float">
            <text:p>8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5640" calcext:value-type="float">
            <text:p>125640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529361" calcext:value-type="float">
            <text:p>529361</text:p>
          </table:table-cell>
          <table:table-cell office:value-type="float" office:value="34052" calcext:value-type="float">
            <text:p>34052</text:p>
          </table:table-cell>
          <table:table-cell office:value-type="float" office:value="91588" calcext:value-type="float">
            <text:p>91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0" calcext:value-type="float">
            <text:p>700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4909" calcext:value-type="float">
            <text:p>14909</text:p>
          </table:table-cell>
          <table:table-cell office:value-type="float" office:value="2825" calcext:value-type="float">
            <text:p>2825</text:p>
          </table:table-cell>
          <table:table-cell office:value-type="float" office:value="4175" calcext:value-type="float">
            <text:p>4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787" calcext:value-type="float">
            <text:p>21787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38" calcext:value-type="float">
            <text:p>10738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177" calcext:value-type="float">
            <text:p>12177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31642" calcext:value-type="float">
            <text:p>31642</text:p>
          </table:table-cell>
          <table:table-cell office:value-type="float" office:value="821" calcext:value-type="float">
            <text:p>821</text:p>
          </table:table-cell>
          <table:table-cell office:value-type="float" office:value="11356" calcext:value-type="float">
            <text:p>11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06" calcext:value-type="float">
            <text:p>230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633" calcext:value-type="float">
            <text:p>21633</text:p>
          </table:table-cell>
          <table:table-cell office:value-type="float" office:value="587" calcext:value-type="float">
            <text:p>587</text:p>
          </table:table-cell>
          <table:table-cell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79" calcext:value-type="float">
            <text:p>19279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36" calcext:value-type="float">
            <text:p>173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18" calcext:value-type="float">
            <text:p>8518</text:p>
          </table:table-cell>
          <table:table-cell office:value-type="float" office:value="163" calcext:value-type="float">
            <text:p>163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914" calcext:value-type="float">
            <text:p>59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315" calcext:value-type="float">
            <text:p>11315</text:p>
          </table:table-cell>
          <table:table-cell office:value-type="float" office:value="721" calcext:value-type="float">
            <text:p>721</text:p>
          </table:table-cell>
          <table:table-cell office:value-type="float" office:value="5193" calcext:value-type="float">
            <text:p>5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1" calcext:value-type="date">
            <text:p>2020-06-11</text:p>
          </table:table-cell>
          <table:table-cell table:formula="of:=SUM([.E2101:.E2125])" office:value-type="float" office:value="214788" calcext:value-type="float">
            <text:p>214788</text:p>
          </table:table-cell>
          <table:table-cell table:formula="of:=SUM([.F2101:.F2125])" office:value-type="float" office:value="6109" calcext:value-type="float">
            <text:p>6109</text:p>
          </table:table-cell>
          <table:table-cell office:value-type="float" office:value="102429" calcext:value-type="float">
            <text:p>102429</text:p>
          </table:table-cell>
          <table:table-cell table:formula="of:=SUM([.H2101:.H2125])" office:value-type="float" office:value="1067690" calcext:value-type="float">
            <text:p>1067690</text:p>
          </table:table-cell>
          <table:table-cell table:formula="of:=SUM([.I2101:.I2125])" office:value-type="float" office:value="50545" calcext:value-type="float">
            <text:p>50545</text:p>
          </table:table-cell>
          <table:table-cell table:formula="of:=SUM([.J2101:.J2125])" office:value-type="float" office:value="164243" calcext:value-type="float">
            <text:p>164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33" calcext:value-type="float">
            <text:p>10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150" calcext:value-type="float">
            <text:p>150</text:p>
          </table:table-cell>
          <table:table-cell office:value-type="float" office:value="883" calcext:value-type="float">
            <text:p>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00" calcext:value-type="float">
            <text:p>600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2355" calcext:value-type="float">
            <text:p>32355</text:p>
          </table:table-cell>
          <table:table-cell office:value-type="float" office:value="909" calcext:value-type="float">
            <text:p>909</text:p>
          </table:table-cell>
          <table:table-cell office:value-type="float" office:value="5091" calcext:value-type="float">
            <text:p>5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165" calcext:value-type="float">
            <text:p>11165</text:p>
          </table:table-cell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4881" calcext:value-type="float">
            <text:p>488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1201" calcext:value-type="float">
            <text:p>71201</text:p>
          </table:table-cell>
          <table:table-cell office:value-type="float" office:value="961" calcext:value-type="float">
            <text:p>961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1" calcext:value-type="float">
            <text:p>10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61" calcext:value-type="float">
            <text:p>11161</text:p>
          </table:table-cell>
          <table:table-cell office:value-type="float" office:value="335" calcext:value-type="float">
            <text:p>335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956" calcext:value-type="float">
            <text:p>21956</text:p>
          </table:table-cell>
          <table:table-cell office:value-type="float" office:value="292" calcext:value-type="float">
            <text:p>292</text:p>
          </table:table-cell>
          <table:table-cell office:value-type="float" office:value="843" calcext:value-type="float">
            <text:p>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5200" calcext:value-type="float">
            <text:p>1520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4833" calcext:value-type="float">
            <text:p>44833</text:p>
          </table:table-cell>
          <table:table-cell office:value-type="float" office:value="3589" calcext:value-type="float">
            <text:p>3589</text:p>
          </table:table-cell>
          <table:table-cell office:value-type="float" office:value="11611" calcext:value-type="float">
            <text:p>11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8" calcext:value-type="float">
            <text:p>13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795" calcext:value-type="float">
            <text:p>24795</text:p>
          </table:table-cell>
          <table:table-cell office:value-type="float" office:value="187" calcext:value-type="float">
            <text:p>187</text:p>
          </table:table-cell>
          <table:table-cell office:value-type="float" office:value="1181" calcext:value-type="float">
            <text:p>1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88" calcext:value-type="float">
            <text:p>10288</text:p>
          </table:table-cell>
          <table:table-cell office:value-type="float" office:value="46" calcext:value-type="float">
            <text:p>46</text:p>
          </table:table-cell>
          <table:table-cell office:value-type="float" office:value="589" calcext:value-type="float">
            <text:p>5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3" calcext:value-type="float">
            <text:p>136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395" calcext:value-type="float">
            <text:p>13395</text:p>
          </table:table-cell>
          <table:table-cell office:value-type="float" office:value="153" calcext:value-type="float">
            <text:p>153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101" calcext:value-type="float">
            <text:p>510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29502" calcext:value-type="float">
            <text:p>29502</text:p>
          </table:table-cell>
          <table:table-cell office:value-type="float" office:value="1123" calcext:value-type="float">
            <text:p>1123</text:p>
          </table:table-cell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123" calcext:value-type="float">
            <text:p>26123</text:p>
          </table:table-cell>
          <table:table-cell office:value-type="float" office:value="523" calcext:value-type="float">
            <text:p>523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830" calcext:value-type="float">
            <text:p>683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3635" calcext:value-type="float">
            <text:p>43635</text:p>
          </table:table-cell>
          <table:table-cell office:value-type="float" office:value="1336" calcext:value-type="float">
            <text:p>1336</text:p>
          </table:table-cell>
          <table:table-cell office:value-type="float" office:value="5494" calcext:value-type="float">
            <text:p>5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91" calcext:value-type="float">
            <text:p>10791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30303" calcext:value-type="float">
            <text:p>30303</text:p>
          </table:table-cell>
          <table:table-cell office:value-type="float" office:value="1668" calcext:value-type="float">
            <text:p>1668</text:p>
          </table:table-cell>
          <table:table-cell office:value-type="float" office:value="9123" calcext:value-type="float">
            <text:p>9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8700" calcext:value-type="float">
            <text:p>128700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float" office:value="539036" calcext:value-type="float">
            <text:p>539036</text:p>
          </table:table-cell>
          <table:table-cell office:value-type="float" office:value="34724" calcext:value-type="float">
            <text:p>34724</text:p>
          </table:table-cell>
          <table:table-cell office:value-type="float" office:value="93976" calcext:value-type="float">
            <text:p>93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167" calcext:value-type="float">
            <text:p>716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5319" calcext:value-type="float">
            <text:p>15319</text:p>
          </table:table-cell>
          <table:table-cell office:value-type="float" office:value="2838" calcext:value-type="float">
            <text:p>2838</text:p>
          </table:table-cell>
          <table:table-cell office:value-type="float" office:value="4329" calcext:value-type="float">
            <text:p>43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945" calcext:value-type="float">
            <text:p>9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265" calcext:value-type="float">
            <text:p>11265</text:p>
          </table:table-cell>
          <table:table-cell office:value-type="float" office:value="293" calcext:value-type="float">
            <text:p>293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38" calcext:value-type="float">
            <text:p>7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223" calcext:value-type="float">
            <text:p>22223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115" calcext:value-type="float">
            <text:p>11115</text:p>
          </table:table-cell>
          <table:table-cell office:value-type="float" office:value="40" calcext:value-type="float">
            <text:p>40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768" calcext:value-type="float">
            <text:p>12768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33304" calcext:value-type="float">
            <text:p>33304</text:p>
          </table:table-cell>
          <table:table-cell office:value-type="float" office:value="826" calcext:value-type="float">
            <text:p>826</text:p>
          </table:table-cell>
          <table:table-cell office:value-type="float" office:value="11942" calcext:value-type="float">
            <text:p>1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321" calcext:value-type="float">
            <text:p>19321</text:p>
          </table:table-cell>
          <table:table-cell office:value-type="float" office:value="18" calcext:value-type="float">
            <text:p>18</text:p>
          </table:table-cell>
          <table:table-cell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54" calcext:value-type="float">
            <text:p>245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2393" calcext:value-type="float">
            <text:p>22393</text:p>
          </table:table-cell>
          <table:table-cell office:value-type="float" office:value="649" calcext:value-type="float">
            <text:p>649</text:p>
          </table:table-cell>
          <table:table-cell office:value-type="float" office:value="1805" calcext:value-type="float">
            <text:p>1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792" calcext:value-type="float">
            <text:p>19792</text:p>
          </table:table-cell>
          <table:table-cell office:value-type="float" office:value="41" calcext:value-type="float">
            <text:p>41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814" calcext:value-type="float">
            <text:p>181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852" calcext:value-type="float">
            <text:p>8852</text:p>
          </table:table-cell>
          <table:table-cell office:value-type="float" office:value="163" calcext:value-type="float">
            <text:p>163</text:p>
          </table:table-cell>
          <table:table-cell office:value-type="float" office:value="1651" calcext:value-type="float">
            <text:p>1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85" calcext:value-type="float">
            <text:p>608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781" calcext:value-type="float">
            <text:p>11781</text:p>
          </table:table-cell>
          <table:table-cell office:value-type="float" office:value="721" calcext:value-type="float">
            <text:p>721</text:p>
          </table:table-cell>
          <table:table-cell office:value-type="float" office:value="5364" calcext:value-type="float">
            <text:p>5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2" calcext:value-type="date">
            <text:p>2020-06-12</text:p>
          </table:table-cell>
          <table:table-cell table:formula="of:=SUM([.E2127:.E2151])" office:value-type="float" office:value="220749" calcext:value-type="float">
            <text:p>220749</text:p>
          </table:table-cell>
          <table:table-cell table:formula="of:=SUM([.F2127:.F2151])" office:value-type="float" office:value="6308" calcext:value-type="float">
            <text:p>6308</text:p>
          </table:table-cell>
          <table:table-cell office:value-type="float" office:value="107133" calcext:value-type="float">
            <text:p>107133</text:p>
          </table:table-cell>
          <table:table-cell table:formula="of:=SUM([.H2127:.H2151])" office:value-type="float" office:value="1094668" calcext:value-type="float">
            <text:p>1094668</text:p>
          </table:table-cell>
          <table:table-cell table:formula="of:=SUM([.I2127:.I2151])" office:value-type="float" office:value="51605" calcext:value-type="float">
            <text:p>51605</text:p>
          </table:table-cell>
          <table:table-cell table:formula="of:=SUM([.J2127:.J2151])" office:value-type="float" office:value="169144" calcext:value-type="float">
            <text:p>169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773" calcext:value-type="float">
            <text:p>9773</text:p>
          </table:table-cell>
          <table:table-cell office:value-type="float" office:value="164" calcext:value-type="float">
            <text:p>164</text:p>
          </table:table-cell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155" calcext:value-type="float">
            <text:p>615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2698" calcext:value-type="float">
            <text:p>32698</text:p>
          </table:table-cell>
          <table:table-cell office:value-type="float" office:value="932" calcext:value-type="float">
            <text:p>932</text:p>
          </table:table-cell>
          <table:table-cell office:value-type="float" office:value="5223" calcext:value-type="float">
            <text:p>5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468" calcext:value-type="float">
            <text:p>11468</text:p>
          </table:table-cell>
          <table:table-cell office:value-type="float" office:value="13" calcext:value-type="float">
            <text:p>13</text:p>
          </table:table-cell>
          <table:table-cell office:value-type="float" office:value="333" calcext:value-type="float">
            <text:p>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002" calcext:value-type="float">
            <text:p>500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72239" calcext:value-type="float">
            <text:p>72239</text:p>
          </table:table-cell>
          <table:table-cell office:value-type="float" office:value="1010" calcext:value-type="float">
            <text:p>1010</text:p>
          </table:table-cell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396" calcext:value-type="float">
            <text:p>11396</text:p>
          </table:table-cell>
          <table:table-cell office:value-type="float" office:value="344" calcext:value-type="float">
            <text:p>344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99" calcext:value-type="float">
            <text:p>11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303" calcext:value-type="float">
            <text:p>22303</text:p>
          </table:table-cell>
          <table:table-cell office:value-type="float" office:value="320" calcext:value-type="float">
            <text:p>320</text:p>
          </table:table-cell>
          <table:table-cell office:value-type="float" office:value="879" calcext:value-type="float">
            <text:p>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5556" calcext:value-type="float">
            <text:p>15556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45258" calcext:value-type="float">
            <text:p>45258</text:p>
          </table:table-cell>
          <table:table-cell office:value-type="float" office:value="3719" calcext:value-type="float">
            <text:p>3719</text:p>
          </table:table-cell>
          <table:table-cell office:value-type="float" office:value="11837" calcext:value-type="float">
            <text:p>11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19" calcext:value-type="float">
            <text:p>14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196" calcext:value-type="float">
            <text:p>25196</text:p>
          </table:table-cell>
          <table:table-cell office:value-type="float" office:value="215" calcext:value-type="float">
            <text:p>215</text:p>
          </table:table-cell>
          <table:table-cell office:value-type="float" office:value="1204" calcext:value-type="float">
            <text:p>1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19" calcext:value-type="float">
            <text:p>10419</text:p>
          </table:table-cell>
          <table:table-cell office:value-type="float" office:value="46" calcext:value-type="float">
            <text:p>46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33" calcext:value-type="float">
            <text:p>14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734" calcext:value-type="float">
            <text:p>13734</text:p>
          </table:table-cell>
          <table:table-cell office:value-type="float" office:value="154" calcext:value-type="float">
            <text:p>154</text:p>
          </table:table-cell>
          <table:table-cell office:value-type="float" office:value="1279" calcext:value-type="float">
            <text:p>12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345" calcext:value-type="float">
            <text:p>534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float" office:value="1141" calcext:value-type="float">
            <text:p>1141</text:p>
          </table:table-cell>
          <table:table-cell office:value-type="float" office:value="4204" calcext:value-type="float">
            <text:p>4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545" calcext:value-type="float">
            <text:p>25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415" calcext:value-type="float">
            <text:p>26415</text:p>
          </table:table-cell>
          <table:table-cell office:value-type="float" office:value="523" calcext:value-type="float">
            <text:p>523</text:p>
          </table:table-cell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026" calcext:value-type="float">
            <text:p>7026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44028" calcext:value-type="float">
            <text:p>44028</text:p>
          </table:table-cell>
          <table:table-cell office:value-type="float" office:value="1340" calcext:value-type="float">
            <text:p>1340</text:p>
          </table:table-cell>
          <table:table-cell office:value-type="float" office:value="5686" calcext:value-type="float">
            <text:p>5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59" calcext:value-type="float">
            <text:p>11059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30644" calcext:value-type="float">
            <text:p>30644</text:p>
          </table:table-cell>
          <table:table-cell office:value-type="float" office:value="1721" calcext:value-type="float">
            <text:p>1721</text:p>
          </table:table-cell>
          <table:table-cell office:value-type="float" office:value="9338" calcext:value-type="float">
            <text:p>9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29865" calcext:value-type="float">
            <text:p>129865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549612" calcext:value-type="float">
            <text:p>549612</text:p>
          </table:table-cell>
          <table:table-cell office:value-type="float" office:value="35527" calcext:value-type="float">
            <text:p>35527</text:p>
          </table:table-cell>
          <table:table-cell office:value-type="float" office:value="94338" calcext:value-type="float">
            <text:p>94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8" calcext:value-type="float">
            <text:p>7478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15436" calcext:value-type="float">
            <text:p>15436</text:p>
          </table:table-cell>
          <table:table-cell office:value-type="float" office:value="2838" calcext:value-type="float">
            <text:p>2838</text:p>
          </table:table-cell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531" calcext:value-type="float">
            <text:p>11531</text:p>
          </table:table-cell>
          <table:table-cell office:value-type="float" office:value="302" calcext:value-type="float">
            <text:p>302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403" calcext:value-type="float">
            <text:p>22403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271" calcext:value-type="float">
            <text:p>11271</text:p>
          </table:table-cell>
          <table:table-cell office:value-type="float" office:value="40" calcext:value-type="float">
            <text:p>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3411" calcext:value-type="float">
            <text:p>13411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33866" calcext:value-type="float">
            <text:p>33866</text:p>
          </table:table-cell>
          <table:table-cell office:value-type="float" office:value="826" calcext:value-type="float">
            <text:p>826</text:p>
          </table:table-cell>
          <table:table-cell office:value-type="float" office:value="12585" calcext:value-type="float">
            <text:p>12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56" calcext:value-type="float">
            <text:p>5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455" calcext:value-type="float">
            <text:p>19455</text:p>
          </table:table-cell>
          <table:table-cell office:value-type="float" office:value="18" calcext:value-type="float">
            <text:p>18</text:p>
          </table:table-cell>
          <table:table-cell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674" calcext:value-type="float">
            <text:p>267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707" calcext:value-type="float">
            <text:p>707</text:p>
          </table:table-cell>
          <table:table-cell office:value-type="float" office:value="1967" calcext:value-type="float">
            <text:p>1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337" calcext:value-type="float">
            <text:p>20337</text:p>
          </table:table-cell>
          <table:table-cell office:value-type="float" office:value="41" calcext:value-type="float">
            <text:p>41</text:p>
          </table:table-cell>
          <table:table-cell office:value-type="float" office:value="555" calcext:value-type="float">
            <text:p>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879" calcext:value-type="float">
            <text:p>187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960" calcext:value-type="float">
            <text:p>8960</text:p>
          </table:table-cell>
          <table:table-cell office:value-type="float" office:value="163" calcext:value-type="float">
            <text:p>163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244" calcext:value-type="float">
            <text:p>624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918" calcext:value-type="float">
            <text:p>11918</text:p>
          </table:table-cell>
          <table:table-cell office:value-type="float" office:value="721" calcext:value-type="float">
            <text:p>721</text:p>
          </table:table-cell>
          <table:table-cell office:value-type="float" office:value="5523" calcext:value-type="float">
            <text:p>5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3" calcext:value-type="date">
            <text:p>2020-06-13</text:p>
          </table:table-cell>
          <table:table-cell table:formula="of:=SUM([.E2153:.E2177])" office:value-type="float" office:value="225132" calcext:value-type="float">
            <text:p>225132</text:p>
          </table:table-cell>
          <table:table-cell table:formula="of:=SUM([.F2153:.F2177])" office:value-type="float" office:value="6498" calcext:value-type="float">
            <text:p>6498</text:p>
          </table:table-cell>
          <table:table-cell office:value-type="float" office:value="111724" calcext:value-type="float">
            <text:p>111724</text:p>
          </table:table-cell>
          <table:table-cell table:formula="of:=SUM([.H2153:.H2177])" office:value-type="float" office:value="1113345" calcext:value-type="float">
            <text:p>1113345</text:p>
          </table:table-cell>
          <table:table-cell table:formula="of:=SUM([.I2153:.I2177])" office:value-type="float" office:value="52833" calcext:value-type="float">
            <text:p>52833</text:p>
          </table:table-cell>
          <table:table-cell table:formula="of:=SUM([.J2153:.J2177])" office:value-type="float" office:value="172299" calcext:value-type="float">
            <text:p>172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70" calcext:value-type="float">
            <text:p>117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067" calcext:value-type="float">
            <text:p>10067</text:p>
          </table:table-cell>
          <table:table-cell office:value-type="float" office:value="175" calcext:value-type="float">
            <text:p>175</text:p>
          </table:table-cell>
          <table:table-cell office:value-type="float" office:value="995" calcext:value-type="float">
            <text:p>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294" calcext:value-type="float">
            <text:p>6294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33263" calcext:value-type="float">
            <text:p>33263</text:p>
          </table:table-cell>
          <table:table-cell office:value-type="float" office:value="973" calcext:value-type="float">
            <text:p>973</text:p>
          </table:table-cell>
          <table:table-cell office:value-type="float" office:value="5321" calcext:value-type="float">
            <text:p>5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115" calcext:value-type="float">
            <text:p>511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3360" calcext:value-type="float">
            <text:p>73360</text:p>
          </table:table-cell>
          <table:table-cell office:value-type="float" office:value="1061" calcext:value-type="float">
            <text:p>1061</text:p>
          </table:table-cell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57" calcext:value-type="float">
            <text:p>115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754" calcext:value-type="float">
            <text:p>11754</text:p>
          </table:table-cell>
          <table:table-cell office:value-type="float" office:value="362" calcext:value-type="float">
            <text:p>362</text:p>
          </table:table-cell>
          <table:table-cell office:value-type="float" office:value="795" calcext:value-type="float">
            <text:p>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279" calcext:value-type="float">
            <text:p>127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727" calcext:value-type="float">
            <text:p>22727</text:p>
          </table:table-cell>
          <table:table-cell office:value-type="float" office:value="354" calcext:value-type="float">
            <text:p>35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5807" calcext:value-type="float">
            <text:p>1580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45729" calcext:value-type="float">
            <text:p>45729</text:p>
          </table:table-cell>
          <table:table-cell office:value-type="float" office:value="3789" calcext:value-type="float">
            <text:p>3789</text:p>
          </table:table-cell>
          <table:table-cell office:value-type="float" office:value="12018" calcext:value-type="float">
            <text:p>12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36" calcext:value-type="float">
            <text:p>143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745" calcext:value-type="float">
            <text:p>25745</text:p>
          </table:table-cell>
          <table:table-cell office:value-type="float" office:value="224" calcext:value-type="float">
            <text:p>224</text:p>
          </table:table-cell>
          <table:table-cell office:value-type="float" office:value="1212" calcext:value-type="float">
            <text:p>1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534" calcext:value-type="float">
            <text:p>10534</text:p>
          </table:table-cell>
          <table:table-cell office:value-type="float" office:value="47" calcext:value-type="float">
            <text:p>47</text:p>
          </table:table-cell>
          <table:table-cell office:value-type="float" office:value="612" calcext:value-type="float">
            <text:p>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94" calcext:value-type="float">
            <text:p>14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122" calcext:value-type="float">
            <text:p>14122</text:p>
          </table:table-cell>
          <table:table-cell office:value-type="float" office:value="154" calcext:value-type="float">
            <text:p>154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456" calcext:value-type="float">
            <text:p>545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0666" calcext:value-type="float">
            <text:p>30666</text:p>
          </table:table-cell>
          <table:table-cell office:value-type="float" office:value="1176" calcext:value-type="float">
            <text:p>1176</text:p>
          </table:table-cell>
          <table:table-cell office:value-type="float" office:value="4280" calcext:value-type="float">
            <text:p>42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626" calcext:value-type="float">
            <text:p>26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806" calcext:value-type="float">
            <text:p>26806</text:p>
          </table:table-cell>
          <table:table-cell office:value-type="float" office:value="549" calcext:value-type="float">
            <text:p>549</text:p>
          </table:table-cell>
          <table:table-cell office:value-type="float" office:value="2077" calcext:value-type="float">
            <text:p>20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239" calcext:value-type="float">
            <text:p>7239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44922" calcext:value-type="float">
            <text:p>44922</text:p>
          </table:table-cell>
          <table:table-cell office:value-type="float" office:value="1366" calcext:value-type="float">
            <text:p>1366</text:p>
          </table:table-cell>
          <table:table-cell office:value-type="float" office:value="5873" calcext:value-type="float">
            <text:p>5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276" calcext:value-type="float">
            <text:p>11276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31237" calcext:value-type="float">
            <text:p>31237</text:p>
          </table:table-cell>
          <table:table-cell office:value-type="float" office:value="1758" calcext:value-type="float">
            <text:p>1758</text:p>
          </table:table-cell>
          <table:table-cell office:value-type="float" office:value="9518" calcext:value-type="float">
            <text:p>9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2186" calcext:value-type="float">
            <text:p>132186</text:p>
          </table:table-cell>
          <table:table-cell office:value-type="float" office:value="2988" calcext:value-type="float">
            <text:p>2988</text:p>
          </table:table-cell>
          <table:table-cell/>
          <table:table-cell office:value-type="float" office:value="557515" calcext:value-type="float">
            <text:p>557515</text:p>
          </table:table-cell>
          <table:table-cell office:value-type="float" office:value="36263" calcext:value-type="float">
            <text:p>36263</text:p>
          </table:table-cell>
          <table:table-cell office:value-type="float" office:value="95923" calcext:value-type="float">
            <text:p>95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629" calcext:value-type="float">
            <text:p>7629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5669" calcext:value-type="float">
            <text:p>15669</text:p>
          </table:table-cell>
          <table:table-cell office:value-type="float" office:value="2852" calcext:value-type="float">
            <text:p>2852</text:p>
          </table:table-cell>
          <table:table-cell office:value-type="float" office:value="4777" calcext:value-type="float">
            <text:p>4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047" calcext:value-type="float">
            <text:p>10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728" calcext:value-type="float">
            <text:p>11728</text:p>
          </table:table-cell>
          <table:table-cell office:value-type="float" office:value="310" calcext:value-type="float">
            <text:p>310</text:p>
          </table:table-cell>
          <table:table-cell office:value-type="float" office:value="737" calcext:value-type="float">
            <text:p>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46" calcext:value-type="float">
            <text:p>7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08" calcext:value-type="float">
            <text:p>22508</text:p>
          </table:table-cell>
          <table:table-cell office:value-type="float" office:value="8" calcext:value-type="float">
            <text:p>8</text:p>
          </table:table-cell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40" calcext:value-type="float">
            <text:p>40</text:p>
          </table:table-cell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799" calcext:value-type="float">
            <text:p>13799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34832" calcext:value-type="float">
            <text:p>34832</text:p>
          </table:table-cell>
          <table:table-cell office:value-type="float" office:value="832" calcext:value-type="float">
            <text:p>832</text:p>
          </table:table-cell>
          <table:table-cell office:value-type="float" office:value="12967" calcext:value-type="float">
            <text:p>12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66" calcext:value-type="float">
            <text:p>5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778" calcext:value-type="float">
            <text:p>19778</text:p>
          </table:table-cell>
          <table:table-cell office:value-type="float" office:value="18" calcext:value-type="float">
            <text:p>18</text:p>
          </table:table-cell>
          <table:table-cell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754" calcext:value-type="float">
            <text:p>275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707" calcext:value-type="float">
            <text:p>707</text:p>
          </table:table-cell>
          <table:table-cell office:value-type="float" office:value="2047" calcext:value-type="float">
            <text:p>2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07" calcext:value-type="float">
            <text:p>6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510" calcext:value-type="float">
            <text:p>20510</text:p>
          </table:table-cell>
          <table:table-cell office:value-type="float" office:value="41" calcext:value-type="float">
            <text:p>41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937" calcext:value-type="float">
            <text:p>193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052" calcext:value-type="float">
            <text:p>9052</text:p>
          </table:table-cell>
          <table:table-cell office:value-type="float" office:value="163" calcext:value-type="float">
            <text:p>163</text:p>
          </table:table-cell>
          <table:table-cell office:value-type="float" office:value="1774" calcext:value-type="float">
            <text:p>1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350" calcext:value-type="float">
            <text:p>635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116" calcext:value-type="float">
            <text:p>12116</text:p>
          </table:table-cell>
          <table:table-cell office:value-type="float" office:value="722" calcext:value-type="float">
            <text:p>722</text:p>
          </table:table-cell>
          <table:table-cell office:value-type="float" office:value="5628" calcext:value-type="float">
            <text:p>5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4" calcext:value-type="date">
            <text:p>2020-06-14</text:p>
          </table:table-cell>
          <table:table-cell table:formula="of:=SUM([.E2179:.E2203])" office:value-type="float" office:value="229736" calcext:value-type="float">
            <text:p>229736</text:p>
          </table:table-cell>
          <table:table-cell table:formula="of:=SUM([.F2179:.F2203])" office:value-type="float" office:value="6688" calcext:value-type="float">
            <text:p>6688</text:p>
          </table:table-cell>
          <table:table-cell office:value-type="float" office:value="115579" calcext:value-type="float">
            <text:p>115579</text:p>
          </table:table-cell>
          <table:table-cell table:formula="of:=SUM([.H2179:.H2203])" office:value-type="float" office:value="1131103" calcext:value-type="float">
            <text:p>1131103</text:p>
          </table:table-cell>
          <table:table-cell table:formula="of:=SUM([.I2179:.I2203])" office:value-type="float" office:value="53957" calcext:value-type="float">
            <text:p>53957</text:p>
          </table:table-cell>
          <table:table-cell table:formula="of:=SUM([.J2179:.J2203])" office:value-type="float" office:value="175779" calcext:value-type="float">
            <text:p>175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79" calcext:value-type="float">
            <text:p>117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410" calcext:value-type="float">
            <text:p>6410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33589" calcext:value-type="float">
            <text:p>33589</text:p>
          </table:table-cell>
          <table:table-cell office:value-type="float" office:value="993" calcext:value-type="float">
            <text:p>993</text:p>
          </table:table-cell>
          <table:table-cell office:value-type="float" office:value="5417" calcext:value-type="float">
            <text:p>5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968" calcext:value-type="float">
            <text:p>11968</text:p>
          </table:table-cell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195" calcext:value-type="float">
            <text:p>519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73976" calcext:value-type="float">
            <text:p>73976</text:p>
          </table:table-cell>
          <table:table-cell office:value-type="float" office:value="1091" calcext:value-type="float">
            <text:p>1091</text:p>
          </table:table-cell>
          <table:table-cell office:value-type="float" office:value="4104" calcext:value-type="float">
            <text:p>4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71" calcext:value-type="float">
            <text:p>11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905" calcext:value-type="float">
            <text:p>11905</text:p>
          </table:table-cell>
          <table:table-cell office:value-type="float" office:value="362" calcext:value-type="float">
            <text:p>362</text:p>
          </table:table-cell>
          <table:table-cell office:value-type="float" office:value="809" calcext:value-type="float">
            <text:p>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314" calcext:value-type="float">
            <text:p>13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997" calcext:value-type="float">
            <text:p>22997</text:p>
          </table:table-cell>
          <table:table-cell office:value-type="float" office:value="362" calcext:value-type="float">
            <text:p>362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5955" calcext:value-type="float">
            <text:p>15955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45993" calcext:value-type="float">
            <text:p>45993</text:p>
          </table:table-cell>
          <table:table-cell office:value-type="float" office:value="3866" calcext:value-type="float">
            <text:p>3866</text:p>
          </table:table-cell>
          <table:table-cell office:value-type="float" office:value="12089" calcext:value-type="float">
            <text:p>120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449" calcext:value-type="float">
            <text:p>14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16" calcext:value-type="float">
            <text:p>26016</text:p>
          </table:table-cell>
          <table:table-cell office:value-type="float" office:value="224" calcext:value-type="float">
            <text:p>224</text:p>
          </table:table-cell>
          <table:table-cell office:value-type="float" office:value="1225" calcext:value-type="float">
            <text:p>1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699" calcext:value-type="float">
            <text:p>10699</text:p>
          </table:table-cell>
          <table:table-cell office:value-type="float" office:value="47" calcext:value-type="float">
            <text:p>47</text:p>
          </table:table-cell>
          <table:table-cell office:value-type="float" office:value="616" calcext:value-type="float">
            <text:p>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527" calcext:value-type="float">
            <text:p>15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314" calcext:value-type="float">
            <text:p>14314</text:p>
          </table:table-cell>
          <table:table-cell office:value-type="float" office:value="154" calcext:value-type="float">
            <text:p>154</text:p>
          </table:table-cell>
          <table:table-cell office:value-type="float" office:value="1373" calcext:value-type="float">
            <text:p>1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534" calcext:value-type="float">
            <text:p>5534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0948" calcext:value-type="float">
            <text:p>30948</text:p>
          </table:table-cell>
          <table:table-cell office:value-type="float" office:value="1186" calcext:value-type="float">
            <text:p>1186</text:p>
          </table:table-cell>
          <table:table-cell office:value-type="float" office:value="4348" calcext:value-type="float">
            <text:p>4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2680" calcext:value-type="float">
            <text:p>268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135" calcext:value-type="float">
            <text:p>27135</text:p>
          </table:table-cell>
          <table:table-cell office:value-type="float" office:value="579" calcext:value-type="float">
            <text:p>579</text:p>
          </table:table-cell>
          <table:table-cell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391" calcext:value-type="float">
            <text:p>7391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5378" calcext:value-type="float">
            <text:p>45378</text:p>
          </table:table-cell>
          <table:table-cell office:value-type="float" office:value="1366" calcext:value-type="float">
            <text:p>1366</text:p>
          </table:table-cell>
          <table:table-cell office:value-type="float" office:value="6025" calcext:value-type="float">
            <text:p>6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394" calcext:value-type="float">
            <text:p>1139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31559" calcext:value-type="float">
            <text:p>31559</text:p>
          </table:table-cell>
          <table:table-cell office:value-type="float" office:value="1789" calcext:value-type="float">
            <text:p>1789</text:p>
          </table:table-cell>
          <table:table-cell office:value-type="float" office:value="9605" calcext:value-type="float">
            <text:p>9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34008" calcext:value-type="float">
            <text:p>134008</text:p>
          </table:table-cell>
          <table:table-cell office:value-type="float" office:value="3083" calcext:value-type="float">
            <text:p>3083</text:p>
          </table:table-cell>
          <table:table-cell/>
          <table:table-cell office:value-type="float" office:value="563999" calcext:value-type="float">
            <text:p>563999</text:p>
          </table:table-cell>
          <table:table-cell office:value-type="float" office:value="36900" calcext:value-type="float">
            <text:p>36900</text:p>
          </table:table-cell>
          <table:table-cell office:value-type="float" office:value="97108" calcext:value-type="float">
            <text:p>97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737" calcext:value-type="float">
            <text:p>7737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5811" calcext:value-type="float">
            <text:p>15811</text:p>
          </table:table-cell>
          <table:table-cell office:value-type="float" office:value="2852" calcext:value-type="float">
            <text:p>2852</text:p>
          </table:table-cell>
          <table:table-cell office:value-type="float" office:value="4885" calcext:value-type="float">
            <text:p>48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050" calcext:value-type="float">
            <text:p>105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777" calcext:value-type="float">
            <text:p>11777</text:p>
          </table:table-cell>
          <table:table-cell office:value-type="float" office:value="310" calcext:value-type="float">
            <text:p>31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47" calcext:value-type="float">
            <text:p>7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85" calcext:value-type="float">
            <text:p>22585</text:p>
          </table:table-cell>
          <table:table-cell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8" calcext:value-type="float">
            <text:p>11588</text:p>
          </table:table-cell>
          <table:table-cell office:value-type="float" office:value="40" calcext:value-type="float">
            <text:p>40</text:p>
          </table:table-cell>
          <table:table-cell office:value-type="float" office:value="754" calcext:value-type="float">
            <text:p>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4046" calcext:value-type="float">
            <text:p>14046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35434" calcext:value-type="float">
            <text:p>35434</text:p>
          </table:table-cell>
          <table:table-cell office:value-type="float" office:value="835" calcext:value-type="float">
            <text:p>835</text:p>
          </table:table-cell>
          <table:table-cell office:value-type="float" office:value="13211" calcext:value-type="float">
            <text:p>13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85" calcext:value-type="float">
            <text:p>58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023" calcext:value-type="float">
            <text:p>20023</text:p>
          </table:table-cell>
          <table:table-cell office:value-type="float" office:value="18" calcext:value-type="float">
            <text:p>18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2826" calcext:value-type="float">
            <text:p>282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3551" calcext:value-type="float">
            <text:p>23551</text:p>
          </table:table-cell>
          <table:table-cell office:value-type="float" office:value="707" calcext:value-type="float">
            <text:p>707</text:p>
          </table:table-cell>
          <table:table-cell office:value-type="float" office:value="2119" calcext:value-type="float">
            <text:p>21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52" calcext:value-type="float">
            <text:p>20652</text:p>
          </table:table-cell>
          <table:table-cell office:value-type="float" office:value="41" calcext:value-type="float">
            <text:p>41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975" calcext:value-type="float">
            <text:p>197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01" calcext:value-type="float">
            <text:p>9101</text:p>
          </table:table-cell>
          <table:table-cell office:value-type="float" office:value="163" calcext:value-type="float">
            <text:p>163</text:p>
          </table:table-cell>
          <table:table-cell office:value-type="float" office:value="1812" calcext:value-type="float">
            <text:p>1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400" calcext:value-type="float">
            <text:p>64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178" calcext:value-type="float">
            <text:p>12178</text:p>
          </table:table-cell>
          <table:table-cell office:value-type="float" office:value="722" calcext:value-type="float">
            <text:p>722</text:p>
          </table:table-cell>
          <table:table-cell office:value-type="float" office:value="5678" calcext:value-type="float">
            <text:p>56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5" calcext:value-type="date">
            <text:p>2020-06-15</text:p>
          </table:table-cell>
          <table:table-cell table:formula="of:=SUM([.E2205:.E2229])" office:value-type="float" office:value="232992" calcext:value-type="float">
            <text:p>232992</text:p>
          </table:table-cell>
          <table:table-cell table:formula="of:=SUM([.F2205:.F2229])" office:value-type="float" office:value="6860" calcext:value-type="float">
            <text:p>6860</text:p>
          </table:table-cell>
          <table:table-cell office:value-type="float" office:value="119409" calcext:value-type="float">
            <text:p>119409</text:p>
          </table:table-cell>
          <table:table-cell table:formula="of:=SUM([.H2205:.H2229])" office:value-type="float" office:value="1143486" calcext:value-type="float">
            <text:p>1143486</text:p>
          </table:table-cell>
          <table:table-cell table:formula="of:=SUM([.I2205:.I2229])" office:value-type="float" office:value="54803" calcext:value-type="float">
            <text:p>54803</text:p>
          </table:table-cell>
          <table:table-cell table:formula="of:=SUM([.J2205:.J2229])" office:value-type="float" office:value="178189" calcext:value-type="float">
            <text:p>178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49" calcext:value-type="float">
            <text:p>134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596" calcext:value-type="float">
            <text:p>10596</text:p>
          </table:table-cell>
          <table:table-cell office:value-type="float" office:value="309" calcext:value-type="float">
            <text:p>309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509" calcext:value-type="float">
            <text:p>6509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34045" calcext:value-type="float">
            <text:p>34045</text:p>
          </table:table-cell>
          <table:table-cell office:value-type="float" office:value="1008" calcext:value-type="float">
            <text:p>1008</text:p>
          </table:table-cell>
          <table:table-cell office:value-type="float" office:value="5501" calcext:value-type="float">
            <text:p>5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231" calcext:value-type="float">
            <text:p>12231</text:p>
          </table:table-cell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280" calcext:value-type="float">
            <text:p>528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74615" calcext:value-type="float">
            <text:p>74615</text:p>
          </table:table-cell>
          <table:table-cell office:value-type="float" office:value="1122" calcext:value-type="float">
            <text:p>1122</text:p>
          </table:table-cell>
          <table:table-cell office:value-type="float" office:value="4158" calcext:value-type="float">
            <text:p>4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220" calcext:value-type="float">
            <text:p>12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218" calcext:value-type="float">
            <text:p>12218</text:p>
          </table:table-cell>
          <table:table-cell office:value-type="float" office:value="371" calcext:value-type="float">
            <text:p>371</text:p>
          </table:table-cell>
          <table:table-cell office:value-type="float" office:value="849" calcext:value-type="float">
            <text:p>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50" calcext:value-type="float">
            <text:p>13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237" calcext:value-type="float">
            <text:p>23237</text:p>
          </table:table-cell>
          <table:table-cell office:value-type="float" office:value="382" calcext:value-type="float">
            <text:p>382</text:p>
          </table:table-cell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6115" calcext:value-type="float">
            <text:p>16115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46603" calcext:value-type="float">
            <text:p>46603</text:p>
          </table:table-cell>
          <table:table-cell office:value-type="float" office:value="3939" calcext:value-type="float">
            <text:p>3939</text:p>
          </table:table-cell>
          <table:table-cell office:value-type="float" office:value="12176" calcext:value-type="float">
            <text:p>121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458" calcext:value-type="float">
            <text:p>145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269" calcext:value-type="float">
            <text:p>26269</text:p>
          </table:table-cell>
          <table:table-cell office:value-type="float" office:value="227" calcext:value-type="float">
            <text:p>227</text:p>
          </table:table-cell>
          <table:table-cell office:value-type="float" office:value="1231" calcext:value-type="float">
            <text:p>12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79" calcext:value-type="float">
            <text:p>67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914" calcext:value-type="float">
            <text:p>10914</text:p>
          </table:table-cell>
          <table:table-cell office:value-type="float" office:value="47" calcext:value-type="float">
            <text:p>47</text:p>
          </table:table-cell>
          <table:table-cell office:value-type="float" office:value="632" calcext:value-type="float">
            <text:p>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593" calcext:value-type="float">
            <text:p>159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4597" calcext:value-type="float">
            <text:p>14597</text:p>
          </table:table-cell>
          <table:table-cell office:value-type="float" office:value="190" calcext:value-type="float">
            <text:p>190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653" calcext:value-type="float">
            <text:p>5653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1554" calcext:value-type="float">
            <text:p>31554</text:p>
          </table:table-cell>
          <table:table-cell office:value-type="float" office:value="1221" calcext:value-type="float">
            <text:p>1221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726" calcext:value-type="float">
            <text:p>272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404" calcext:value-type="float">
            <text:p>27404</text:p>
          </table:table-cell>
          <table:table-cell office:value-type="float" office:value="579" calcext:value-type="float">
            <text:p>579</text:p>
          </table:table-cell>
          <table:table-cell office:value-type="float" office:value="2147" calcext:value-type="float">
            <text:p>2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579" calcext:value-type="float">
            <text:p>7579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45864" calcext:value-type="float">
            <text:p>45864</text:p>
          </table:table-cell>
          <table:table-cell office:value-type="float" office:value="1446" calcext:value-type="float">
            <text:p>1446</text:p>
          </table:table-cell>
          <table:table-cell office:value-type="float" office:value="6133" calcext:value-type="float">
            <text:p>6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1576" calcext:value-type="float">
            <text:p>11576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32022" calcext:value-type="float">
            <text:p>32022</text:p>
          </table:table-cell>
          <table:table-cell office:value-type="float" office:value="1807" calcext:value-type="float">
            <text:p>1807</text:p>
          </table:table-cell>
          <table:table-cell office:value-type="float" office:value="9769" calcext:value-type="float">
            <text:p>97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6464" calcext:value-type="float">
            <text:p>136464</text:p>
          </table:table-cell>
          <table:table-cell office:value-type="float" office:value="3196" calcext:value-type="float">
            <text:p>3196</text:p>
          </table:table-cell>
          <table:table-cell/>
          <table:table-cell office:value-type="float" office:value="572074" calcext:value-type="float">
            <text:p>572074</text:p>
          </table:table-cell>
          <table:table-cell office:value-type="float" office:value="37720" calcext:value-type="float">
            <text:p>37720</text:p>
          </table:table-cell>
          <table:table-cell office:value-type="float" office:value="98744" calcext:value-type="float">
            <text:p>987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781" calcext:value-type="float">
            <text:p>7781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5979" calcext:value-type="float">
            <text:p>15979</text:p>
          </table:table-cell>
          <table:table-cell office:value-type="float" office:value="2852" calcext:value-type="float">
            <text:p>2852</text:p>
          </table:table-cell>
          <table:table-cell office:value-type="float" office:value="4929" calcext:value-type="float">
            <text:p>4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096" calcext:value-type="float">
            <text:p>10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893" calcext:value-type="float">
            <text:p>11893</text:p>
          </table:table-cell>
          <table:table-cell office:value-type="float" office:value="328" calcext:value-type="float">
            <text:p>328</text:p>
          </table:table-cell>
          <table:table-cell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878" calcext:value-type="float">
            <text:p>22878</text:p>
          </table:table-cell>
          <table:table-cell office:value-type="float" office:value="8" calcext:value-type="float">
            <text:p>8</text:p>
          </table:table-cell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817" calcext:value-type="float">
            <text:p>8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788" calcext:value-type="float">
            <text:p>11788</text:p>
          </table:table-cell>
          <table:table-cell office:value-type="float" office:value="42" calcext:value-type="float">
            <text:p>42</text:p>
          </table:table-cell>
          <table:table-cell office:value-type="float" office:value="775" calcext:value-type="float">
            <text:p>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4220" calcext:value-type="float">
            <text:p>14220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36157" calcext:value-type="float">
            <text:p>36157</text:p>
          </table:table-cell>
          <table:table-cell office:value-type="float" office:value="835" calcext:value-type="float">
            <text:p>835</text:p>
          </table:table-cell>
          <table:table-cell office:value-type="float" office:value="13385" calcext:value-type="float">
            <text:p>13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89" calcext:value-type="float">
            <text:p>58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184" calcext:value-type="float">
            <text:p>20184</text:p>
          </table:table-cell>
          <table:table-cell office:value-type="float" office:value="18" calcext:value-type="float">
            <text:p>18</text:p>
          </table:table-cell>
          <table:table-cell office:value-type="float" office:value="571" calcext:value-type="float">
            <text:p>5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911" calcext:value-type="float">
            <text:p>29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3744" calcext:value-type="float">
            <text:p>23744</text:p>
          </table:table-cell>
          <table:table-cell office:value-type="float" office:value="707" calcext:value-type="float">
            <text:p>707</text:p>
          </table:table-cell>
          <table:table-cell office:value-type="float" office:value="2204" calcext:value-type="float">
            <text:p>2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24" calcext:value-type="float">
            <text:p>6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120" calcext:value-type="float">
            <text:p>21120</text:p>
          </table:table-cell>
          <table:table-cell office:value-type="float" office:value="41" calcext:value-type="float">
            <text:p>41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008" calcext:value-type="float">
            <text:p>200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163" calcext:value-type="float">
            <text:p>9163</text:p>
          </table:table-cell>
          <table:table-cell office:value-type="float" office:value="163" calcext:value-type="float">
            <text:p>163</text:p>
          </table:table-cell>
          <table:table-cell office:value-type="float" office:value="1845" calcext:value-type="float">
            <text:p>1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438" calcext:value-type="float">
            <text:p>6438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300" calcext:value-type="float">
            <text:p>12300</text:p>
          </table:table-cell>
          <table:table-cell office:value-type="float" office:value="722" calcext:value-type="float">
            <text:p>722</text:p>
          </table:table-cell>
          <table:table-cell office:value-type="float" office:value="5716" calcext:value-type="float">
            <text:p>5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6" calcext:value-type="date">
            <text:p>2020-06-16</text:p>
          </table:table-cell>
          <table:table-cell table:formula="of:=SUM([.E2231:.E2255])" office:value-type="float" office:value="237156" calcext:value-type="float">
            <text:p>237156</text:p>
          </table:table-cell>
          <table:table-cell table:formula="of:=SUM([.F2231:.F2255])" office:value-type="float" office:value="7056" calcext:value-type="float">
            <text:p>7056</text:p>
          </table:table-cell>
          <table:table-cell office:value-type="float" office:value="125205" calcext:value-type="float">
            <text:p>125205</text:p>
          </table:table-cell>
          <table:table-cell table:formula="of:=SUM([.H2231:.H2255])" office:value-type="float" office:value="1159449" calcext:value-type="float">
            <text:p>1159449</text:p>
          </table:table-cell>
          <table:table-cell table:formula="of:=SUM([.I2231:.I2255])" office:value-type="float" office:value="56097" calcext:value-type="float">
            <text:p>56097</text:p>
          </table:table-cell>
          <table:table-cell table:formula="of:=SUM([.J2231:.J2255])" office:value-type="float" office:value="181059" calcext:value-type="float">
            <text:p>181059</text:p>
          </table:table-cell>
          <table:table-cell table:number-columns-repeated="9"/>
        </table:table-row>
        <table:table-row table:style-name="ro1" table:number-rows-repeated="104631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7:07:09.150538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6T17:20:42.069706944</dc:date>
    <dc:creator>Jesus Castagnetto</dc:creator>
    <meta:editing-duration>PT23H23M10S</meta:editing-duration>
    <meta:editing-cycles>187</meta:editing-cycles>
    <meta:generator>LibreOffice/6.4.3.2$Linux_X86_64 LibreOffice_project/40$Build-2</meta:generator>
    <meta:document-statistic meta:table-count="1" meta:cell-count="17604" meta:object-count="0"/>
  </office:meta>
</office:document-meta>
</file>